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bjet : <text:span text:style-name="T1">Développeur web junior Vigicorp – Disponible immédiatement</text:span></text:p>
      <text:p text:style-name="P4"/>
      <text:p text:style-name="P4"/>
      <text:p text:style-name="P4"/>
      <text:p text:style-name="P5"><text:tab/>Madame, Monsieur ;</text:p>
      <text:p text:style-name="P5"/>
      <text:p text:style-name="P5">Je vous contacte aujourd'hui au sujet de votre offre d'emploi de développeur web junior que j'ai trouvé sur votre site. Je suis très intéressé par l'offre tout d'abord car elle correspond à mes compétences techniques mais surtout par les qualités recherchés dans lesquels je me retrouve, une recherche de l'optimisation dans le travail. Mais aussi des l'histoire de votre entreprise de petite société créée par deux amis vers une solide entreprise qui travaille autant pour des entreprises locales que pour des sociétés nationales, preuve d'une volonté de progresser mais en se souvenant de où l'on vient.</text:p>
      <text:p text:style-name="P5"/>
      <text:p text:style-name="P5">Je termine une formation de développeur web chez Openclassrooms, et je suis persuadé de pouvoir en plus de mes connaissances techniques acquises grâce à elle, pouvoir vous apporter mon application et ma volonté afin de réaliser tous les nouveaux projets de l'entreprise, afin renforcer le développement de l'entreprise, ainsi que ma maîtrise du développement web.</text:p>
      <text:p text:style-name="P5"/>
      <text:p text:style-name="P5">Rencontrons nous dans les prochains jours afin d'échanger sur notre prochaine collaboration fructueuse.</text:p>
      <text:p text:style-name="P5"/>
      <text:p text:style-name="P5"/>
      <text:p text:style-name="P5">Nozay Romain</text:p>
      <text:p text:style-name="P5">Développeur web junior</text:p>
      <text:p text:style-name="P5">0682089775</text:p>
      <text:p text:style-name="P3"><text:a xlink:type="simple" xlink:href="https://www.linkedin.com/in/romain-nozay/" text:style-name="Internet_20_link" text:visited-style-name="Visited_20_Internet_20_Link"><text:span text:style-name="T1">https://www.linkedin.com/in/romain-nozay/</text:span></text:a></text:p>
      <text:p text:style-name="P3"><text:a xlink:type="simple" xlink:href="https://romainnozay.fr/" text:style-name="Internet_20_link" text:visited-style-name="Visited_20_Internet_20_Link"><text:span text:style-name="T1">https://romainnozay.fr/</text:span></text:a><text:span text:style-name="T1"> (lien vers le futur portfol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7T11:02:46.88</meta:creation-date>
    <dc:date>2023-02-03T11:08:58.22</dc:date>
    <meta:editing-duration>PT20M50S</meta:editing-duration>
    <meta:editing-cycles>3</meta:editing-cycles>
    <meta:generator>OpenOffice/4.1.13$Win32 OpenOffice.org_project/4113m1$Build-9810</meta:generator>
    <meta:document-statistic meta:table-count="0" meta:image-count="0" meta:object-count="0" meta:page-count="1" meta:paragraph-count="10" meta:word-count="189" meta:character-count="1295"/>
  </office:meta>
</office:document-meta>
</file>